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475" officeooo:paragraph-rsid="001bf475"/>
    </style:style>
    <style:style style:name="P2" style:family="paragraph" style:parent-style-name="Standard">
      <style:text-properties officeooo:rsid="001c72b1" officeooo:paragraph-rsid="001c72b1"/>
    </style:style>
    <style:style style:name="P3" style:family="paragraph" style:parent-style-name="Standard">
      <style:text-properties officeooo:rsid="001e1fa9" officeooo:paragraph-rsid="001e1fa9"/>
    </style:style>
    <style:style style:name="P4" style:family="paragraph" style:parent-style-name="Standard">
      <style:text-properties officeooo:rsid="001e1fa9" officeooo:paragraph-rsid="001ff6af"/>
    </style:style>
    <style:style style:name="P5" style:family="paragraph" style:parent-style-name="Standard">
      <style:text-properties officeooo:rsid="001e1fa9" officeooo:paragraph-rsid="0020d536"/>
    </style:style>
    <style:style style:name="P6" style:family="paragraph" style:parent-style-name="Standard">
      <style:text-properties officeooo:rsid="001ff6af" officeooo:paragraph-rsid="001ff6af"/>
    </style:style>
    <style:style style:name="P7" style:family="paragraph" style:parent-style-name="Standard">
      <style:text-properties officeooo:rsid="0020d536" officeooo:paragraph-rsid="0020d536"/>
    </style:style>
    <style:style style:name="T1" style:family="text">
      <style:text-properties officeooo:rsid="001c72b1"/>
    </style:style>
    <style:style style:name="T2" style:family="text">
      <style:text-properties officeooo:rsid="001e1fa9"/>
    </style:style>
    <style:style style:name="T3" style:family="text">
      <style:text-properties officeooo:rsid="001ff6af"/>
    </style:style>
    <style:style style:name="T4" style:family="text">
      <style:text-properties officeooo:rsid="0020d5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tture Berti esercizio 2023/24 desunte dal consuntivo</text:p>
      <text:p text:style-name="P1"/>
      <text:p text:style-name="P1"/>
      <text:p text:style-name="P1">Fattura 219/24 <text:span text:style-name="T2">Visure catastali</text:span></text:p>
      <text:p text:style-name="P1"/>
      <text:p text:style-name="P1"><text:span text:style-name="T4">Totale <text:s text:c="20"/></text:span>414,8 <text:s text:c="3"/><text:span text:style-name="T2">(comprensiva di IVA dato che non specificata a parte?)</text:span></text:p>
      <text:p text:style-name="P3">in alternativa <text:span text:style-name="T4">(con IVA calcolata su 414,8)</text:span></text:p>
      <text:p text:style-name="P3">Totale Alternativo 506.06</text:p>
      <text:p text:style-name="P1"/>
      <text:p text:style-name="P1"/>
      <text:p text:style-name="P1">Fattura 226/24 <text:s text:c="3"/>Passaggio Consegne</text:p>
      <text:p text:style-name="P1"/>
      <text:p text:style-name="P1">300 </text:p>
      <text:p text:style-name="P1">66 <text:s text:c="3"/>IVA</text:p>
      <text:p text:style-name="P1">Tot<text:span text:style-name="T1">ale</text:span> 366</text:p>
      <text:p text:style-name="P1"/>
      <text:p text:style-name="P1">Fattura 227/24 <text:s/>Acconto Compenso</text:p>
      <text:p text:style-name="P1"/>
      <text:p text:style-name="P1">500</text:p>
      <text:p text:style-name="P1">110 IVA</text:p>
      <text:p text:style-name="P2">Totale 610</text:p>
      <text:p text:style-name="P1"/>
      <text:p text:style-name="P1">Fattura 270/24 Saldo Compenso</text:p>
      <text:p text:style-name="P1"/>
      <text:p text:style-name="P1">516</text:p>
      <text:p text:style-name="P1">113,52 IVA</text:p>
      <text:p text:style-name="P2">Totale <text:s/>629,52</text:p>
      <text:p text:style-name="P1"/>
      <text:p text:style-name="P2">Fattura 271/24 Adempimenti fiscali</text:p>
      <text:p text:style-name="P2"/>
      <text:p text:style-name="P2">350</text:p>
      <text:p text:style-name="P2">77 IVA</text:p>
      <text:p text:style-name="P2">Totale 427</text:p>
      <text:p text:style-name="P2"/>
      <text:p text:style-name="P2">Fattura <text:s/>272/24 <text:s/>Applicazione decreto legge 88/03</text:p>
      <text:p text:style-name="P2"/>
      <text:p text:style-name="P2">300</text:p>
      <text:p text:style-name="P2">66 IVA</text:p>
      <text:p text:style-name="P2">Totale 366</text:p>
      <text:p text:style-name="P2"/>
      <text:p text:style-name="P2"/>
      <text:p text:style-name="P2">Fattura 446/24 <text:s/>Assemblea straordinaria 11/07/2024</text:p>
      <text:p text:style-name="P2"/>
      <text:p text:style-name="P2">150</text:p>
      <text:p text:style-name="P2">33 IVA</text:p>
      <text:p text:style-name="P2">Totale 183</text:p>
      <text:p text:style-name="P2"/>
      <text:p text:style-name="P2"/>
      <text:p text:style-name="P2"/>
      <text:p text:style-name="P2"><text:soft-page-break/>Fattura 26/25 Cancelleria</text:p>
      <text:p text:style-name="P2"/>
      <text:p text:style-name="P2">100</text:p>
      <text:p text:style-name="P2">22 IVA</text:p>
      <text:p text:style-name="P2">Totale 122</text:p>
      <text:p text:style-name="P2"/>
      <text:p text:style-name="P3">Fattura 28/25 <text:s/>Serie di voci spese personali</text:p>
      <text:p text:style-name="P3"/>
      <text:p text:style-name="P3">Predisposizione stampa documenti <text:s text:c="28"/>56,12</text:p>
      <text:p text:style-name="P3">Predisposizione stampa PEC/mail preventivo <text:s text:c="10"/>157,39</text:p>
      <text:p text:style-name="P3">Predisposizione stampa PEC/mail conv. Ass. <text:span text:style-name="T3">Ord <text:s text:c="2"/></text:span><text:s text:c="3"/><text:span text:style-name="T3">25,62</text:span></text:p>
      <text:p text:style-name="P6">Sollecito rate <text:s/>18/07/24 <text:s text:c="47"/>48,80</text:p>
      <text:p text:style-name="P4">Predisposizione stampa PEC/mail conv. Ass. <text:span text:style-name="T3">Strd <text:s text:c="5"/>26.23</text:span></text:p>
      <text:p text:style-name="P7">Visura camerale disdetta ascensore <text:s text:c="29"/>14,64</text:p>
      <text:p text:style-name="P7">Sollecito rate 25/09/24 <text:s text:c="49"/>73,20</text:p>
      <text:p text:style-name="P7">Sollecito rate 31/10/24 <text:s text:c="49"/>97,60</text:p>
      <text:p text:style-name="P4"/>
      <text:p text:style-name="P5"><text:span text:style-name="T4">Totale </text:span><text:s/><text:span text:style-name="T4">499,6 </text:span>(comprensiva di IVA dato che non specificata a parte?)</text:p>
      <text:p text:style-name="P5">in alternativa <text:span text:style-name="T4">(con IVA calcolata su 499,6)</text:span></text:p>
      <text:p text:style-name="P7">Totale alternativo <text:s/>609,51</text:p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4:17:32.921822863</meta:creation-date>
    <dc:date>2025-05-23T15:03:52.092613863</dc:date>
    <meta:editing-duration>PT13M17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45" meta:word-count="165" meta:character-count="1367" meta:non-whitespace-character-count="986"/>
  </office:meta>
</office:document-meta>
</file>